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772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2.929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cc"/>
      <style:text-properties fo:color="#ffffff" style:font-name="Arial" fo:font-weight="bold" style:font-name-asian="DejaVu Sans" style:font-weight-asian="bold" style:font-name-complex="FreeSans" style:font-weight-complex="bold"/>
    </style:style>
    <style:style style:name="ce3" style:family="table-cell" style:parent-style-name="Default">
      <style:table-cell-properties fo:background-color="#0066cc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style:font-name="Arial" style:font-name-asian="DejaVu Sans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File Name (object, position, height, trial, grasp)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Trial</text:p>
          </table:table-cell>
          <table:table-cell table:style-name="ce2" office:value-type="string">
            <text:p>Grasp</text:p>
          </table:table-cell>
          <table:table-cell table:style-name="ce3" office:value-type="string">
            <text:p>Result</text:p>
          </table:table-cell>
          <table:table-cell table:style-name="ce1" office:value-type="string">
            <text:p>Cause</text:p>
          </table:table-cell>
        </table:table-row>
        <table:table-row table:style-name="ro2">
          <table:table-cell office:value-type="string">
            <text:p>'chocomel_200_ml_1_1_1_reactive'</text:p>
          </table:table-cell>
          <table:table-cell office:value-type="string">
            <text:p>Chocolate mil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1_1_2_reactive'</text:p>
          </table:table-cell>
          <table:table-cell office:value-type="string">
            <text:p>Chocolate mil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1_1_3_reactive'</text:p>
          </table:table-cell>
          <table:table-cell office:value-type="string">
            <text:p>Chocolate mil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2_1_1_reactive'</text:p>
          </table:table-cell>
          <table:table-cell office:value-type="string">
            <text:p>Chocolate mil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2_1_2_reactive'</text:p>
          </table:table-cell>
          <table:table-cell office:value-type="string">
            <text:p>Chocolate milk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2_1_3_reactive'</text:p>
          </table:table-cell>
          <table:table-cell office:value-type="string">
            <text:p>Chocolate mil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3_1_1_reactive'</text:p>
          </table:table-cell>
          <table:table-cell office:value-type="string">
            <text:p>Chocolate mil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3_1_2_reactive'</text:p>
          </table:table-cell>
          <table:table-cell office:value-type="string">
            <text:p>Chocolate mil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3_1_3_reactive'</text:p>
          </table:table-cell>
          <table:table-cell office:value-type="string">
            <text:p>Chocolate mil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4_1_1_reactive'</text:p>
          </table:table-cell>
          <table:table-cell office:value-type="string">
            <text:p>Chocolate mil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4_1_2_reactive'</text:p>
          </table:table-cell>
          <table:table-cell office:value-type="string">
            <text:p>Chocolate mil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4_1_3_reactive'</text:p>
          </table:table-cell>
          <table:table-cell office:value-type="string">
            <text:p>Chocolate milk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5_1_1_reactive'</text:p>
          </table:table-cell>
          <table:table-cell office:value-type="string">
            <text:p>Chocolate milk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5_1_2_reactive'</text:p>
          </table:table-cell>
          <table:table-cell office:value-type="string">
            <text:p>Chocolate milk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5_1_3_reactive'</text:p>
          </table:table-cell>
          <table:table-cell office:value-type="string">
            <text:p>Chocolate milk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6_1_1_reactive'</text:p>
          </table:table-cell>
          <table:table-cell office:value-type="string">
            <text:p>Chocolate milk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6_1_2_reactive'</text:p>
          </table:table-cell>
          <table:table-cell office:value-type="string">
            <text:p>Chocolate milk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6_1_3_reactive'</text:p>
          </table:table-cell>
          <table:table-cell office:value-type="string">
            <text:p>Chocolate milk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1_1_1_cylindrical'</text:p>
          </table:table-cell>
          <table:table-cell office:value-type="string">
            <text:p>Chocolate mil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1_1_2_cylindrical'</text:p>
          </table:table-cell>
          <table:table-cell office:value-type="string">
            <text:p>Chocolate mil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1_1_3_cylindrical'</text:p>
          </table:table-cell>
          <table:table-cell office:value-type="string">
            <text:p>Chocolate mil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2_1_1_cylindrical'</text:p>
          </table:table-cell>
          <table:table-cell office:value-type="string">
            <text:p>Chocolate mil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2_1_2_cylindrical'</text:p>
          </table:table-cell>
          <table:table-cell office:value-type="string">
            <text:p>Chocolate milk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2_1_3_cylindrical'</text:p>
          </table:table-cell>
          <table:table-cell office:value-type="string">
            <text:p>Chocolate mil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3_1_1_cylindrical'</text:p>
          </table:table-cell>
          <table:table-cell office:value-type="string">
            <text:p>Chocolate mil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3_1_2_cylindrical'</text:p>
          </table:table-cell>
          <table:table-cell office:value-type="string">
            <text:p>Chocolate mil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3_1_3_cylindrical'</text:p>
          </table:table-cell>
          <table:table-cell office:value-type="string">
            <text:p>Chocolate milk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4_1_1_cylindrical'</text:p>
          </table:table-cell>
          <table:table-cell office:value-type="string">
            <text:p>Chocolate milk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4_1_2_cylindrical'</text:p>
          </table:table-cell>
          <table:table-cell office:value-type="string">
            <text:p>Chocolate mil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4_1_3_cylindrical'</text:p>
          </table:table-cell>
          <table:table-cell office:value-type="string">
            <text:p>Chocolate milk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5_1_1_cylindrical'</text:p>
          </table:table-cell>
          <table:table-cell office:value-type="string">
            <text:p>Chocolate milk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5_1_2_cylindrical'</text:p>
          </table:table-cell>
          <table:table-cell office:value-type="string">
            <text:p>Chocolate milk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5_1_3_cylindrical'</text:p>
          </table:table-cell>
          <table:table-cell office:value-type="string">
            <text:p>Chocolate milk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6_1_1_cylindrical'</text:p>
          </table:table-cell>
          <table:table-cell office:value-type="string">
            <text:p>Chocolate milk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6_1_2_cylindrical'</text:p>
          </table:table-cell>
          <table:table-cell office:value-type="string">
            <text:p>Chocolate milk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chocomel_200_ml_6_1_3_cylindrical'</text:p>
          </table:table-cell>
          <table:table-cell office:value-type="string">
            <text:p>Chocolate milk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1_1_1_reactive'</text:p>
          </table:table-cell>
          <table:table-cell office:value-type="string">
            <text:p>Bathroom clean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1_1_2_reactive'</text:p>
          </table:table-cell>
          <table:table-cell office:value-type="string">
            <text:p>Bathroom clean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1_1_3_reactive'</text:p>
          </table:table-cell>
          <table:table-cell office:value-type="string">
            <text:p>Bathroom clean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2_1_1_reactive'</text:p>
          </table:table-cell>
          <table:table-cell office:value-type="string">
            <text:p>Bathroom clean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exceed position/pressure limit.</text:p>
          </table:table-cell>
        </table:table-row>
        <table:table-row table:style-name="ro2">
          <table:table-cell office:value-type="string">
            <text:p>'mr_muscle_2_1_2_reactive'</text:p>
          </table:table-cell>
          <table:table-cell office:value-type="string">
            <text:p>Bathroom cleane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2_1_3_reactive'</text:p>
          </table:table-cell>
          <table:table-cell office:value-type="string">
            <text:p>Bathroom clean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3_1_1_reactive'</text:p>
          </table:table-cell>
          <table:table-cell office:value-type="string">
            <text:p>Bathroom clean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3_1_2_reactive'</text:p>
          </table:table-cell>
          <table:table-cell office:value-type="string">
            <text:p>Bathroom clean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3_1_3_reactive'</text:p>
          </table:table-cell>
          <table:table-cell office:value-type="string">
            <text:p>Bathroom cleane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exceed position/pressure limit.</text:p>
          </table:table-cell>
        </table:table-row>
        <table:table-row table:style-name="ro2">
          <table:table-cell office:value-type="string">
            <text:p>'mr_muscle_4_1_1_reactive'</text:p>
          </table:table-cell>
          <table:table-cell office:value-type="string">
            <text:p>Bathroom clean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exceed position/pressure limit.</text:p>
          </table:table-cell>
        </table:table-row>
        <table:table-row table:style-name="ro2">
          <table:table-cell office:value-type="string">
            <text:p>'mr_muscle_4_1_2_reactive'</text:p>
          </table:table-cell>
          <table:table-cell office:value-type="string">
            <text:p>Bathroom clean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4_1_3_reactive'</text:p>
          </table:table-cell>
          <table:table-cell office:value-type="string">
            <text:p>Bathroom clean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5_1_1_reactive'</text:p>
          </table:table-cell>
          <table:table-cell office:value-type="string">
            <text:p>Bathroom clean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5_1_2_reactive'</text:p>
          </table:table-cell>
          <table:table-cell office:value-type="string">
            <text:p>Bathroom clean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5_1_3_reactive'</text:p>
          </table:table-cell>
          <table:table-cell office:value-type="string">
            <text:p>Bathroom clean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6_1_1_reactive'</text:p>
          </table:table-cell>
          <table:table-cell office:value-type="string">
            <text:p>Bathroom clean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6_1_2_reactive'</text:p>
          </table:table-cell>
          <table:table-cell office:value-type="string">
            <text:p>Bathroom clean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6_1_3_reactive'</text:p>
          </table:table-cell>
          <table:table-cell office:value-type="string">
            <text:p>Bathroom clean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1_1_1_cylindrical'</text:p>
          </table:table-cell>
          <table:table-cell office:value-type="string">
            <text:p>Bathroom clean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1_1_2_cylindrical'</text:p>
          </table:table-cell>
          <table:table-cell office:value-type="string">
            <text:p>Bathroom clean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1_1_2_cylindrical'</text:p>
          </table:table-cell>
          <table:table-cell office:value-type="string">
            <text:p>Bathroom clean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2_1_1_cylindrical'</text:p>
          </table:table-cell>
          <table:table-cell office:value-type="string">
            <text:p>Bathroom clean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2_1_2_cylindrical'</text:p>
          </table:table-cell>
          <table:table-cell office:value-type="string">
            <text:p>Bathroom cleaner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2_1_2_cylindrical'</text:p>
          </table:table-cell>
          <table:table-cell office:value-type="string">
            <text:p>Bathroom clean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3_1_1_cylindrical'</text:p>
          </table:table-cell>
          <table:table-cell office:value-type="string">
            <text:p>Bathroom clean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3_1_2_cylindrical'</text:p>
          </table:table-cell>
          <table:table-cell office:value-type="string">
            <text:p>Bathroom clean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3_1_2_cylindrical'</text:p>
          </table:table-cell>
          <table:table-cell office:value-type="string">
            <text:p>Bathroom cleane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4_1_1_cylindrical'</text:p>
          </table:table-cell>
          <table:table-cell office:value-type="string">
            <text:p>Bathroom clean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4_1_2_cylindrical'</text:p>
          </table:table-cell>
          <table:table-cell office:value-type="string">
            <text:p>Bathroom clean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4_1_2_cylindrical'</text:p>
          </table:table-cell>
          <table:table-cell office:value-type="string">
            <text:p>Bathroom clean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5_1_1_cylindrical'</text:p>
          </table:table-cell>
          <table:table-cell office:value-type="string">
            <text:p>Bathroom clean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5_1_2_cylindrical'</text:p>
          </table:table-cell>
          <table:table-cell office:value-type="string">
            <text:p>Bathroom clean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5_1_2_cylindrical'</text:p>
          </table:table-cell>
          <table:table-cell office:value-type="string">
            <text:p>Bathroom clean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6_1_1_cylindrical'</text:p>
          </table:table-cell>
          <table:table-cell office:value-type="string">
            <text:p>Bathroom clean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6_1_2_cylindrical'</text:p>
          </table:table-cell>
          <table:table-cell office:value-type="string">
            <text:p>Bathroom clean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mr_muscle_6_1_2_cylindrical'</text:p>
          </table:table-cell>
          <table:table-cell office:value-type="string">
            <text:p>Bathroom clean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1_1_1_reactive'</text:p>
          </table:table-cell>
          <table:table-cell office:value-type="string">
            <text:p>Milk cart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1_1_2_reactive'</text:p>
          </table:table-cell>
          <table:table-cell office:value-type="string">
            <text:p>Milk cart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1_1_3_reactive'</text:p>
          </table:table-cell>
          <table:table-cell office:value-type="string">
            <text:p>Milk cart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2_1_1_reactive'</text:p>
          </table:table-cell>
          <table:table-cell office:value-type="string">
            <text:p>Milk car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2_1_2_reactive'</text:p>
          </table:table-cell>
          <table:table-cell office:value-type="string">
            <text:p>Milk cart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2_1_3_reactive'</text:p>
          </table:table-cell>
          <table:table-cell office:value-type="string">
            <text:p>Milk cart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3_1_1_reactive'</text:p>
          </table:table-cell>
          <table:table-cell office:value-type="string">
            <text:p>Milk cart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3_1_2_reactive'</text:p>
          </table:table-cell>
          <table:table-cell office:value-type="string">
            <text:p>Milk cart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3_1_3_reactive'</text:p>
          </table:table-cell>
          <table:table-cell office:value-type="string">
            <text:p>Milk carto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4_1_1_reactive'</text:p>
          </table:table-cell>
          <table:table-cell office:value-type="string">
            <text:p>Milk cart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4_1_2_reactive'</text:p>
          </table:table-cell>
          <table:table-cell office:value-type="string">
            <text:p>Milk cart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4_1_3_reactive'</text:p>
          </table:table-cell>
          <table:table-cell office:value-type="string">
            <text:p>Milk cart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5_1_1_reactive'</text:p>
          </table:table-cell>
          <table:table-cell office:value-type="string">
            <text:p>Milk car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5_1_2_reactive'</text:p>
          </table:table-cell>
          <table:table-cell office:value-type="string">
            <text:p>Milk cart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5_1_3_reactive'</text:p>
          </table:table-cell>
          <table:table-cell office:value-type="string">
            <text:p>Milk cart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6_1_1_reactive'</text:p>
          </table:table-cell>
          <table:table-cell office:value-type="string">
            <text:p>Milk cart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6_1_2_reactive'</text:p>
          </table:table-cell>
          <table:table-cell office:value-type="string">
            <text:p>Milk cart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6_1_3_reactive'</text:p>
          </table:table-cell>
          <table:table-cell office:value-type="string">
            <text:p>Milk cart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1_1_1_cylindrical'</text:p>
          </table:table-cell>
          <table:table-cell office:value-type="string">
            <text:p>Milk cart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1_1_2_cylindrical'</text:p>
          </table:table-cell>
          <table:table-cell office:value-type="string">
            <text:p>Milk cart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1_1_3_cylindrical'</text:p>
          </table:table-cell>
          <table:table-cell office:value-type="string">
            <text:p>Milk cart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2_1_1_cylindrical'</text:p>
          </table:table-cell>
          <table:table-cell office:value-type="string">
            <text:p>Milk car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2_1_2_cylindrical'</text:p>
          </table:table-cell>
          <table:table-cell office:value-type="string">
            <text:p>Milk cart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2_1_3_cylindrical'</text:p>
          </table:table-cell>
          <table:table-cell office:value-type="string">
            <text:p>Milk cart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3_1_1_cylindrical'</text:p>
          </table:table-cell>
          <table:table-cell office:value-type="string">
            <text:p>Milk cart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3_1_2_cylindrical'</text:p>
          </table:table-cell>
          <table:table-cell office:value-type="string">
            <text:p>Milk cart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3_1_3_cylindrical'</text:p>
          </table:table-cell>
          <table:table-cell office:value-type="string">
            <text:p>Milk carto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4_1_1_cylindrical'</text:p>
          </table:table-cell>
          <table:table-cell office:value-type="string">
            <text:p>Milk cart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4_1_2_cylindrical'</text:p>
          </table:table-cell>
          <table:table-cell office:value-type="string">
            <text:p>Milk cart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4_1_3_cylindrical'</text:p>
          </table:table-cell>
          <table:table-cell office:value-type="string">
            <text:p>Milk cart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5_1_1_cylindrical'</text:p>
          </table:table-cell>
          <table:table-cell office:value-type="string">
            <text:p>Milk cart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5_1_2_cylindrical'</text:p>
          </table:table-cell>
          <table:table-cell office:value-type="string">
            <text:p>Milk cart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5_1_3_cylindrical'</text:p>
          </table:table-cell>
          <table:table-cell office:value-type="string">
            <text:p>Milk cart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6_1_1_cylindrical'</text:p>
          </table:table-cell>
          <table:table-cell office:value-type="string">
            <text:p>Milk cart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6_1_2_cylindrical'</text:p>
          </table:table-cell>
          <table:table-cell office:value-type="string">
            <text:p>Milk cart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ilk_1000_ml_6_1_3_cylindrical'</text:p>
          </table:table-cell>
          <table:table-cell office:value-type="string">
            <text:p>Milk cart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1_1_1_reactive'</text:p>
          </table:table-cell>
          <table:table-cell office:value-type="string">
            <text:p>Small bal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after ca. 3 seconds.</text:p>
          </table:table-cell>
        </table:table-row>
        <table:table-row table:style-name="ro2">
          <table:table-cell office:value-type="string">
            <text:p>'styrofoam_ball_small_1_1_2_reactive'</text:p>
          </table:table-cell>
          <table:table-cell office:value-type="string">
            <text:p>Small ba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1_1_3_reactive'</text:p>
          </table:table-cell>
          <table:table-cell office:value-type="string">
            <text:p>Small ba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2_1_1_reactive'</text:p>
          </table:table-cell>
          <table:table-cell office:value-type="string">
            <text:p>Small ba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2_1_2_reactive'</text:p>
          </table:table-cell>
          <table:table-cell office:value-type="string">
            <text:p>Small bal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2_1_3_reactive'</text:p>
          </table:table-cell>
          <table:table-cell office:value-type="string">
            <text:p>Small bal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3_1_1_reactive'</text:p>
          </table:table-cell>
          <table:table-cell office:value-type="string">
            <text:p>Small ba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3_1_2_reactive'</text:p>
          </table:table-cell>
          <table:table-cell office:value-type="string">
            <text:p>Small b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3_1_3_reactive'</text:p>
          </table:table-cell>
          <table:table-cell office:value-type="string">
            <text:p>Small bal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4_1_1_reactive'</text:p>
          </table:table-cell>
          <table:table-cell office:value-type="string">
            <text:p>Small b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4_1_2_reactive'</text:p>
          </table:table-cell>
          <table:table-cell office:value-type="string">
            <text:p>Small b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4_1_3_reactive'</text:p>
          </table:table-cell>
          <table:table-cell office:value-type="string">
            <text:p>Small ba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5_1_1_reactive'</text:p>
          </table:table-cell>
          <table:table-cell office:value-type="string">
            <text:p>Small ba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5_1_2_reactive'</text:p>
          </table:table-cell>
          <table:table-cell office:value-type="string">
            <text:p>Small bal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5_1_3_reactive'</text:p>
          </table:table-cell>
          <table:table-cell office:value-type="string">
            <text:p>Small b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6_1_1_reactive'</text:p>
          </table:table-cell>
          <table:table-cell office:value-type="string">
            <text:p>Small ba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6_1_2_reactive'</text:p>
          </table:table-cell>
          <table:table-cell office:value-type="string">
            <text:p>Small bal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6_1_3_reactive'</text:p>
          </table:table-cell>
          <table:table-cell office:value-type="string">
            <text:p>Small ba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1_1_1_cylindrical'</text:p>
          </table:table-cell>
          <table:table-cell office:value-type="string">
            <text:p>Small bal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1_1_2_cylindrical'</text:p>
          </table:table-cell>
          <table:table-cell office:value-type="string">
            <text:p>Small ba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1_1_3_cylindrical'</text:p>
          </table:table-cell>
          <table:table-cell office:value-type="string">
            <text:p>Small ba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2_1_1_cylindrical'</text:p>
          </table:table-cell>
          <table:table-cell office:value-type="string">
            <text:p>Small ba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2_1_2_cylindrical'</text:p>
          </table:table-cell>
          <table:table-cell office:value-type="string">
            <text:p>Small bal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2_1_3_cylindrical'</text:p>
          </table:table-cell>
          <table:table-cell office:value-type="string">
            <text:p>Small bal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3_1_1_cylindrical'</text:p>
          </table:table-cell>
          <table:table-cell office:value-type="string">
            <text:p>Small ba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3_1_2_cylindrical'</text:p>
          </table:table-cell>
          <table:table-cell office:value-type="string">
            <text:p>Small b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3_1_3_cylindrical'</text:p>
          </table:table-cell>
          <table:table-cell office:value-type="string">
            <text:p>Small bal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4_1_1_cylindrical'</text:p>
          </table:table-cell>
          <table:table-cell office:value-type="string">
            <text:p>Small b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4_1_2_cylindrical'</text:p>
          </table:table-cell>
          <table:table-cell office:value-type="string">
            <text:p>Small b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4_1_3_cylindrical'</text:p>
          </table:table-cell>
          <table:table-cell office:value-type="string">
            <text:p>Small ba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5_1_1_cylindrical'</text:p>
          </table:table-cell>
          <table:table-cell office:value-type="string">
            <text:p>Small ba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5_1_2_cylindrical'</text:p>
          </table:table-cell>
          <table:table-cell office:value-type="string">
            <text:p>Small bal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5_1_3_cylindrical'</text:p>
          </table:table-cell>
          <table:table-cell office:value-type="string">
            <text:p>Small b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6_1_1_cylindrical'</text:p>
          </table:table-cell>
          <table:table-cell office:value-type="string">
            <text:p>Small ba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6_1_2_cylindrical'</text:p>
          </table:table-cell>
          <table:table-cell office:value-type="string">
            <text:p>Small bal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small_6_1_3_cylindrical'</text:p>
          </table:table-cell>
          <table:table-cell office:value-type="string">
            <text:p>Small ba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1_1_1_reactive'</text:p>
          </table:table-cell>
          <table:table-cell office:value-type="string">
            <text:p>Medium bal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1_1_2_reactive'</text:p>
          </table:table-cell>
          <table:table-cell office:value-type="string">
            <text:p>Medium ba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1_1_3_reactive'</text:p>
          </table:table-cell>
          <table:table-cell office:value-type="string">
            <text:p>Medium ba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2_1_1_reactive'</text:p>
          </table:table-cell>
          <table:table-cell office:value-type="string">
            <text:p>Medium ba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2_1_2_reactive'</text:p>
          </table:table-cell>
          <table:table-cell office:value-type="string">
            <text:p>Medium bal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2_1_3_reactive'</text:p>
          </table:table-cell>
          <table:table-cell office:value-type="string">
            <text:p>Medium bal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3_1_1_reactive'</text:p>
          </table:table-cell>
          <table:table-cell office:value-type="string">
            <text:p>Medium ba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3_1_2_reactive'</text:p>
          </table:table-cell>
          <table:table-cell office:value-type="string">
            <text:p>Medium b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3_1_3_reactive'</text:p>
          </table:table-cell>
          <table:table-cell office:value-type="string">
            <text:p>Medium bal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exceed position/pressure limit.</text:p>
          </table:table-cell>
        </table:table-row>
        <table:table-row table:style-name="ro2">
          <table:table-cell office:value-type="string">
            <text:p>'styrofoam_ball_medium_4_1_1_reactive'</text:p>
          </table:table-cell>
          <table:table-cell office:value-type="string">
            <text:p>Medium b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table:style-name="ce4" office:value-type="string">
            <text:p>Didn't exceed position/pressure limit.</text:p>
          </table:table-cell>
        </table:table-row>
        <table:table-row table:style-name="ro2">
          <table:table-cell office:value-type="string">
            <text:p>'styrofoam_ball_medium_4_1_2_reactive'</text:p>
          </table:table-cell>
          <table:table-cell office:value-type="string">
            <text:p>Medium b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4_1_3_reactive'</text:p>
          </table:table-cell>
          <table:table-cell office:value-type="string">
            <text:p>Medium ba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5_1_1_reactive'</text:p>
          </table:table-cell>
          <table:table-cell office:value-type="string">
            <text:p>Medium ba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5_1_2_reactive'</text:p>
          </table:table-cell>
          <table:table-cell office:value-type="string">
            <text:p>Medium bal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5_1_3_reactive'</text:p>
          </table:table-cell>
          <table:table-cell office:value-type="string">
            <text:p>Medium b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6_1_1_reactive'</text:p>
          </table:table-cell>
          <table:table-cell office:value-type="string">
            <text:p>Medium ba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6_1_2_reactive'</text:p>
          </table:table-cell>
          <table:table-cell office:value-type="string">
            <text:p>Medium bal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6_1_3_reactive'</text:p>
          </table:table-cell>
          <table:table-cell office:value-type="string">
            <text:p>Medium ba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1_1_1_cylindrical'</text:p>
          </table:table-cell>
          <table:table-cell office:value-type="string">
            <text:p>Medium bal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1_1_2_cylindrical'</text:p>
          </table:table-cell>
          <table:table-cell office:value-type="string">
            <text:p>Medium ba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1_1_3_cylindrical'</text:p>
          </table:table-cell>
          <table:table-cell office:value-type="string">
            <text:p>Medium ba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2_1_1_cylindrical'</text:p>
          </table:table-cell>
          <table:table-cell office:value-type="string">
            <text:p>Medium ba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2_1_2_cylindrical'</text:p>
          </table:table-cell>
          <table:table-cell office:value-type="string">
            <text:p>Medium bal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2_1_3_cylindrical'</text:p>
          </table:table-cell>
          <table:table-cell office:value-type="string">
            <text:p>Medium bal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3_1_1_cylindrical'</text:p>
          </table:table-cell>
          <table:table-cell office:value-type="string">
            <text:p>Medium ba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3_1_2_cylindrical'</text:p>
          </table:table-cell>
          <table:table-cell office:value-type="string">
            <text:p>Medium b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3_1_3_cylindrical'</text:p>
          </table:table-cell>
          <table:table-cell office:value-type="string">
            <text:p>Medium bal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4_1_1_cylindrical'</text:p>
          </table:table-cell>
          <table:table-cell office:value-type="string">
            <text:p>Medium b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4_1_2_cylindrical'</text:p>
          </table:table-cell>
          <table:table-cell office:value-type="string">
            <text:p>Medium b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4_1_3_cylindrical'</text:p>
          </table:table-cell>
          <table:table-cell office:value-type="string">
            <text:p>Medium ba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5_1_1_cylindrical'</text:p>
          </table:table-cell>
          <table:table-cell office:value-type="string">
            <text:p>Medium ba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5_1_2_cylindrical'</text:p>
          </table:table-cell>
          <table:table-cell office:value-type="string">
            <text:p>Medium bal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5_1_3_cylindrical'</text:p>
          </table:table-cell>
          <table:table-cell office:value-type="string">
            <text:p>Medium b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6_1_1_cylindrical'</text:p>
          </table:table-cell>
          <table:table-cell office:value-type="string">
            <text:p>Medium ba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6_1_2_cylindrical'</text:p>
          </table:table-cell>
          <table:table-cell office:value-type="string">
            <text:p>Medium bal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medium_6_1_3_cylindrical'</text:p>
          </table:table-cell>
          <table:table-cell office:value-type="string">
            <text:p>Medium ba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1_1_1_reactive'</text:p>
          </table:table-cell>
          <table:table-cell office:value-type="string">
            <text:p>Large bal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1_1_2_reactive'</text:p>
          </table:table-cell>
          <table:table-cell office:value-type="string">
            <text:p>Large ba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1_1_3_reactive'</text:p>
          </table:table-cell>
          <table:table-cell office:value-type="string">
            <text:p>Large ba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2_1_1_reactive'</text:p>
          </table:table-cell>
          <table:table-cell office:value-type="string">
            <text:p>Large ba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2_1_2_reactive'</text:p>
          </table:table-cell>
          <table:table-cell office:value-type="string">
            <text:p>Large bal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2_1_3_reactive'</text:p>
          </table:table-cell>
          <table:table-cell office:value-type="string">
            <text:p>Large bal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3_1_1_reactive'</text:p>
          </table:table-cell>
          <table:table-cell office:value-type="string">
            <text:p>Large ba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3_1_2_reactive'</text:p>
          </table:table-cell>
          <table:table-cell office:value-type="string">
            <text:p>Large b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3_1_3_reactive'</text:p>
          </table:table-cell>
          <table:table-cell office:value-type="string">
            <text:p>Large bal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4_1_1_reactive'</text:p>
          </table:table-cell>
          <table:table-cell office:value-type="string">
            <text:p>Large b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4_1_2_reactive'</text:p>
          </table:table-cell>
          <table:table-cell office:value-type="string">
            <text:p>Large b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4_1_3_reactive'</text:p>
          </table:table-cell>
          <table:table-cell office:value-type="string">
            <text:p>Large ba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5_1_1_reactive'</text:p>
          </table:table-cell>
          <table:table-cell office:value-type="string">
            <text:p>Large ba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5_1_2_reactive'</text:p>
          </table:table-cell>
          <table:table-cell office:value-type="string">
            <text:p>Large bal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5_1_3_reactive'</text:p>
          </table:table-cell>
          <table:table-cell office:value-type="string">
            <text:p>Large b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6_1_1_reactive'</text:p>
          </table:table-cell>
          <table:table-cell office:value-type="string">
            <text:p>Large ba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6_1_2_reactive'</text:p>
          </table:table-cell>
          <table:table-cell office:value-type="string">
            <text:p>Large bal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6_1_3_reactive'</text:p>
          </table:table-cell>
          <table:table-cell office:value-type="string">
            <text:p>Large ba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1_1_1_cylindrical'</text:p>
          </table:table-cell>
          <table:table-cell office:value-type="string">
            <text:p>Large bal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1_1_2_cylindrical'</text:p>
          </table:table-cell>
          <table:table-cell office:value-type="string">
            <text:p>Large bal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1_1_3_cylindrical'</text:p>
          </table:table-cell>
          <table:table-cell office:value-type="string">
            <text:p>Large bal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2_1_1_cylindrical'</text:p>
          </table:table-cell>
          <table:table-cell office:value-type="string">
            <text:p>Large ba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2_1_2_cylindrical'</text:p>
          </table:table-cell>
          <table:table-cell office:value-type="string">
            <text:p>Large bal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2_1_3_cylindrical'</text:p>
          </table:table-cell>
          <table:table-cell office:value-type="string">
            <text:p>Large bal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3_1_1_cylindrical'</text:p>
          </table:table-cell>
          <table:table-cell office:value-type="string">
            <text:p>Large ba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3_1_2_cylindrical'</text:p>
          </table:table-cell>
          <table:table-cell office:value-type="string">
            <text:p>Large ba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3_1_3_cylindrical'</text:p>
          </table:table-cell>
          <table:table-cell office:value-type="string">
            <text:p>Large ball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4_1_1_cylindrical'</text:p>
          </table:table-cell>
          <table:table-cell office:value-type="string">
            <text:p>Large bal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4_1_2_cylindrical'</text:p>
          </table:table-cell>
          <table:table-cell office:value-type="string">
            <text:p>Large bal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4_1_3_cylindrical'</text:p>
          </table:table-cell>
          <table:table-cell office:value-type="string">
            <text:p>Large ba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5_1_1_cylindrical'</text:p>
          </table:table-cell>
          <table:table-cell office:value-type="string">
            <text:p>Large bal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5_1_2_cylindrical'</text:p>
          </table:table-cell>
          <table:table-cell office:value-type="string">
            <text:p>Large bal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5_1_3_cylindrical'</text:p>
          </table:table-cell>
          <table:table-cell office:value-type="string">
            <text:p>Large bal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6_1_1_cylindrical'</text:p>
          </table:table-cell>
          <table:table-cell office:value-type="string">
            <text:p>Large bal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6_1_2_cylindrical'</text:p>
          </table:table-cell>
          <table:table-cell office:value-type="string">
            <text:p>Large bal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styrofoam_ball_large_6_1_3_cylindrical'</text:p>
          </table:table-cell>
          <table:table-cell office:value-type="string">
            <text:p>Large bal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1_1_1_reactive'</text:p>
          </table:table-cell>
          <table:table-cell office:value-type="string">
            <text:p>Soda can (empty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1_1_2_reactive'</text:p>
          </table:table-cell>
          <table:table-cell office:value-type="string">
            <text:p>Soda can (empty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2_1_1_reactive'</text:p>
          </table:table-cell>
          <table:table-cell office:value-type="string">
            <text:p>Soda can (empty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2_1_2_reactive'</text:p>
          </table:table-cell>
          <table:table-cell office:value-type="string">
            <text:p>Soda can (empty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3_1_1_reactive'</text:p>
          </table:table-cell>
          <table:table-cell office:value-type="string">
            <text:p>Soda can (empty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3_1_2_reactive'</text:p>
          </table:table-cell>
          <table:table-cell office:value-type="string">
            <text:p>Soda can (empty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4_1_1_reactive'</text:p>
          </table:table-cell>
          <table:table-cell office:value-type="string">
            <text:p>Soda can (empty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4_1_2_reactive'</text:p>
          </table:table-cell>
          <table:table-cell office:value-type="string">
            <text:p>Soda can (empty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5_1_1_reactive'</text:p>
          </table:table-cell>
          <table:table-cell office:value-type="string">
            <text:p>Soda can (empty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5_1_2_reactive'</text:p>
          </table:table-cell>
          <table:table-cell office:value-type="string">
            <text:p>Soda can (empty)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6_1_1_reactive'</text:p>
          </table:table-cell>
          <table:table-cell office:value-type="string">
            <text:p>Soda can (empty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6_1_2_reactive'</text:p>
          </table:table-cell>
          <table:table-cell office:value-type="string">
            <text:p>Soda can (empty)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1_1_3_reactive'</text:p>
          </table:table-cell>
          <table:table-cell office:value-type="string">
            <text:p>Soda can (empty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2_1_3_reactive'</text:p>
          </table:table-cell>
          <table:table-cell office:value-type="string">
            <text:p>Soda can (empty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3_1_3_reactive'</text:p>
          </table:table-cell>
          <table:table-cell office:value-type="string">
            <text:p>Soda can (empty)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4_1_3_reactive'</text:p>
          </table:table-cell>
          <table:table-cell office:value-type="string">
            <text:p>Soda can (empty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5_1_3_reactive'</text:p>
          </table:table-cell>
          <table:table-cell office:value-type="string">
            <text:p>Soda can (empty)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6_1_3_reactive'</text:p>
          </table:table-cell>
          <table:table-cell office:value-type="string">
            <text:p>Soda can (empty)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1_1_1_cylindrical'</text:p>
          </table:table-cell>
          <table:table-cell office:value-type="string">
            <text:p>Soda can (empty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1_1_2_cylindrical'</text:p>
          </table:table-cell>
          <table:table-cell office:value-type="string">
            <text:p>Soda can (empty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1_1_3_cylindrical'</text:p>
          </table:table-cell>
          <table:table-cell office:value-type="string">
            <text:p>Soda can (empty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2_1_1_cylindrical'</text:p>
          </table:table-cell>
          <table:table-cell office:value-type="string">
            <text:p>Soda can (empty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2_1_2_cylindrical'</text:p>
          </table:table-cell>
          <table:table-cell office:value-type="string">
            <text:p>Soda can (empty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2_1_3_cylindrical'</text:p>
          </table:table-cell>
          <table:table-cell office:value-type="string">
            <text:p>Soda can (empty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3_1_1_cylindrical'</text:p>
          </table:table-cell>
          <table:table-cell office:value-type="string">
            <text:p>Soda can (empty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3_1_2_cylindrical'</text:p>
          </table:table-cell>
          <table:table-cell office:value-type="string">
            <text:p>Soda can (empty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3_1_3_cylindrical'</text:p>
          </table:table-cell>
          <table:table-cell office:value-type="string">
            <text:p>Soda can (empty)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4_1_1_cylindrical'</text:p>
          </table:table-cell>
          <table:table-cell office:value-type="string">
            <text:p>Soda can (empty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4_1_2_cylindrical'</text:p>
          </table:table-cell>
          <table:table-cell office:value-type="string">
            <text:p>Soda can (empty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4_1_3_cylindrical'</text:p>
          </table:table-cell>
          <table:table-cell office:value-type="string">
            <text:p>Soda can (empty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5_1_1_cylindrical'</text:p>
          </table:table-cell>
          <table:table-cell office:value-type="string">
            <text:p>Soda can (empty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5_1_2_cylindrical'</text:p>
          </table:table-cell>
          <table:table-cell office:value-type="string">
            <text:p>Soda can (empty)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5_1_3_cylindrical'</text:p>
          </table:table-cell>
          <table:table-cell office:value-type="string">
            <text:p>Soda can (empty)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6_1_1_cylindrical'</text:p>
          </table:table-cell>
          <table:table-cell office:value-type="string">
            <text:p>Soda can (empty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6_1_2_cylindrical'</text:p>
          </table:table-cell>
          <table:table-cell office:value-type="string">
            <text:p>Soda can (empty)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empty_6_1_3_cylindrical'</text:p>
          </table:table-cell>
          <table:table-cell office:value-type="string">
            <text:p>Soda can (empty)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1_1_1_reactive'</text:p>
          </table:table-cell>
          <table:table-cell office:value-type="string">
            <text:p>Chips 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1_1_2_reactive'</text:p>
          </table:table-cell>
          <table:table-cell office:value-type="string">
            <text:p>Chips 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1_1_3_reactive'</text:p>
          </table:table-cell>
          <table:table-cell office:value-type="string">
            <text:p>Chips c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2_1_1_reactive'</text:p>
          </table:table-cell>
          <table:table-cell office:value-type="string">
            <text:p>Chips c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2_1_2_reactive'</text:p>
          </table:table-cell>
          <table:table-cell office:value-type="string">
            <text:p>Chips ca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2_1_3_reactive'</text:p>
          </table:table-cell>
          <table:table-cell office:value-type="string">
            <text:p>Chips c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exceed position/pressure limit.</text:p>
          </table:table-cell>
        </table:table-row>
        <table:table-row table:style-name="ro2">
          <table:table-cell office:value-type="string">
            <text:p>'pringles_190_gr_3_1_1_reactive'</text:p>
          </table:table-cell>
          <table:table-cell office:value-type="string">
            <text:p>Chips c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3_1_2_reactive'</text:p>
          </table:table-cell>
          <table:table-cell office:value-type="string">
            <text:p>Chips c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3_1_3_reactive'</text:p>
          </table:table-cell>
          <table:table-cell office:value-type="string">
            <text:p>Chips ca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4_1_1_reactive'</text:p>
          </table:table-cell>
          <table:table-cell office:value-type="string">
            <text:p>Chips c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4_1_2_reactive'</text:p>
          </table:table-cell>
          <table:table-cell office:value-type="string">
            <text:p>Chips ca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4_1_3_reactive'</text:p>
          </table:table-cell>
          <table:table-cell office:value-type="string">
            <text:p>Chips c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5_1_1_reactive'</text:p>
          </table:table-cell>
          <table:table-cell office:value-type="string">
            <text:p>Chips c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5_1_2_reactive'</text:p>
          </table:table-cell>
          <table:table-cell office:value-type="string">
            <text:p>Chips c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5_1_3_reactive'</text:p>
          </table:table-cell>
          <table:table-cell office:value-type="string">
            <text:p>Chips c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6_1_1_reactive'</text:p>
          </table:table-cell>
          <table:table-cell office:value-type="string">
            <text:p>Chips ca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6_1_2_reactive'</text:p>
          </table:table-cell>
          <table:table-cell office:value-type="string">
            <text:p>Chips ca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6_1_3_reactive'</text:p>
          </table:table-cell>
          <table:table-cell office:value-type="string">
            <text:p>Chips c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1_1_1_cylindrical'</text:p>
          </table:table-cell>
          <table:table-cell office:value-type="string">
            <text:p>Chips ca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1_1_2_cylindrical'</text:p>
          </table:table-cell>
          <table:table-cell office:value-type="string">
            <text:p>Chips 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1_1_3_cylindrical'</text:p>
          </table:table-cell>
          <table:table-cell office:value-type="string">
            <text:p>Chips ca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2_1_1_cylindrical'</text:p>
          </table:table-cell>
          <table:table-cell office:value-type="string">
            <text:p>Chips ca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2_1_2_cylindrical'</text:p>
          </table:table-cell>
          <table:table-cell office:value-type="string">
            <text:p>Chips ca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2_1_3_cylindrical'</text:p>
          </table:table-cell>
          <table:table-cell office:value-type="string">
            <text:p>Chips c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3_1_1_cylindrical'</text:p>
          </table:table-cell>
          <table:table-cell office:value-type="string">
            <text:p>Chips c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3_1_2_cylindrical'</text:p>
          </table:table-cell>
          <table:table-cell office:value-type="string">
            <text:p>Chips c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3_1_3_cylindrical'</text:p>
          </table:table-cell>
          <table:table-cell office:value-type="string">
            <text:p>Chips ca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4_1_1_cylindrical'</text:p>
          </table:table-cell>
          <table:table-cell office:value-type="string">
            <text:p>Chips c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4_1_2_cylindrical'</text:p>
          </table:table-cell>
          <table:table-cell office:value-type="string">
            <text:p>Chips ca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4_1_3_cylindrical'</text:p>
          </table:table-cell>
          <table:table-cell office:value-type="string">
            <text:p>Chips ca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5_1_1_cylindrical'</text:p>
          </table:table-cell>
          <table:table-cell office:value-type="string">
            <text:p>Chips ca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5_1_2_cylindrical'</text:p>
          </table:table-cell>
          <table:table-cell office:value-type="string">
            <text:p>Chips ca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5_1_3_cylindrical'</text:p>
          </table:table-cell>
          <table:table-cell office:value-type="string">
            <text:p>Chips c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6_1_1_cylindrical'</text:p>
          </table:table-cell>
          <table:table-cell office:value-type="string">
            <text:p>Chips ca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6_1_2_cylindrical'</text:p>
          </table:table-cell>
          <table:table-cell office:value-type="string">
            <text:p>Chips ca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2">
          <table:table-cell office:value-type="string">
            <text:p>'pringles_190_gr_6_1_3_cylindrical'</text:p>
          </table:table-cell>
          <table:table-cell office:value-type="string">
            <text:p>Chips ca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1_1_1_reactive'</text:p>
          </table:table-cell>
          <table:table-cell office:value-type="string">
            <text:p>So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1_1_2_reactive'</text:p>
          </table:table-cell>
          <table:table-cell office:value-type="string">
            <text:p>Sou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1_1_3_reactive'</text:p>
          </table:table-cell>
          <table:table-cell office:value-type="string">
            <text:p>Sou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2_1_1_reactive'</text:p>
          </table:table-cell>
          <table:table-cell office:value-type="string">
            <text:p>Sou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2_1_2_reactive'</text:p>
          </table:table-cell>
          <table:table-cell office:value-type="string">
            <text:p>Sou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2_1_3_reactive'</text:p>
          </table:table-cell>
          <table:table-cell office:value-type="string">
            <text:p>Sou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3_1_1_reactive'</text:p>
          </table:table-cell>
          <table:table-cell office:value-type="string">
            <text:p>Sou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table:style-name="ce4" office:value-type="string">
            <text:p>Didn't exceed position/pressure limit.</text:p>
          </table:table-cell>
        </table:table-row>
        <table:table-row table:style-name="ro1">
          <table:table-cell office:value-type="string">
            <text:p>'soup_69_gr_3_1_2_reactive'</text:p>
          </table:table-cell>
          <table:table-cell office:value-type="string">
            <text:p>Soup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table:style-name="ce4" office:value-type="string">
            <text:p>Didn't exceed position/pressure limit.</text:p>
          </table:table-cell>
        </table:table-row>
        <table:table-row table:style-name="ro1">
          <table:table-cell office:value-type="string">
            <text:p>'soup_69_gr_3_1_3_reactive'</text:p>
          </table:table-cell>
          <table:table-cell office:value-type="string">
            <text:p>Soup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table:style-name="ce4" office:value-type="string">
            <text:p>Didn't exceed position/pressure limit.</text:p>
          </table:table-cell>
        </table:table-row>
        <table:table-row table:style-name="ro1">
          <table:table-cell office:value-type="string">
            <text:p>'soup_69_gr_4_1_1_reactive'</text:p>
          </table:table-cell>
          <table:table-cell office:value-type="string">
            <text:p>Sou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4_1_2_reactive'</text:p>
          </table:table-cell>
          <table:table-cell office:value-type="string">
            <text:p>Sou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4_1_3_reactive'</text:p>
          </table:table-cell>
          <table:table-cell office:value-type="string">
            <text:p>Soup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5_1_1_reactive'</text:p>
          </table:table-cell>
          <table:table-cell office:value-type="string">
            <text:p>Sou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5_1_2_reactive'</text:p>
          </table:table-cell>
          <table:table-cell office:value-type="string">
            <text:p>Soup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5_1_3_reactive'</text:p>
          </table:table-cell>
          <table:table-cell office:value-type="string">
            <text:p>Soup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6_1_1_reactive'</text:p>
          </table:table-cell>
          <table:table-cell office:value-type="string">
            <text:p>Soup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6_1_2_reactive'</text:p>
          </table:table-cell>
          <table:table-cell office:value-type="string">
            <text:p>Soup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6_1_3_reactive'</text:p>
          </table:table-cell>
          <table:table-cell office:value-type="string">
            <text:p>Soup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1_1_1_cylindrical'</text:p>
          </table:table-cell>
          <table:table-cell office:value-type="string">
            <text:p>So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1_1_2_cylindrical'</text:p>
          </table:table-cell>
          <table:table-cell office:value-type="string">
            <text:p>Soup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1_1_3_cylindrical'</text:p>
          </table:table-cell>
          <table:table-cell office:value-type="string">
            <text:p>Sou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2_1_1_cylindrical'</text:p>
          </table:table-cell>
          <table:table-cell office:value-type="string">
            <text:p>Sou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2_1_2_cylindrical'</text:p>
          </table:table-cell>
          <table:table-cell office:value-type="string">
            <text:p>Soup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2_1_3_cylindrical'</text:p>
          </table:table-cell>
          <table:table-cell office:value-type="string">
            <text:p>Sou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3_1_1_cylindrical'</text:p>
          </table:table-cell>
          <table:table-cell office:value-type="string">
            <text:p>Sou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3_1_2_cylindrical'</text:p>
          </table:table-cell>
          <table:table-cell office:value-type="string">
            <text:p>Soup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3_1_3_cylindrical'</text:p>
          </table:table-cell>
          <table:table-cell office:value-type="string">
            <text:p>Soup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4_1_1_cylindrical'</text:p>
          </table:table-cell>
          <table:table-cell office:value-type="string">
            <text:p>Soup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4_1_2_cylindrical'</text:p>
          </table:table-cell>
          <table:table-cell office:value-type="string">
            <text:p>Soup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4_1_3_cylindrical'</text:p>
          </table:table-cell>
          <table:table-cell office:value-type="string">
            <text:p>Soup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5_1_1_cylindrical'</text:p>
          </table:table-cell>
          <table:table-cell office:value-type="string">
            <text:p>Sou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5_1_2_cylindrical'</text:p>
          </table:table-cell>
          <table:table-cell office:value-type="string">
            <text:p>Soup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5_1_3_cylindrical'</text:p>
          </table:table-cell>
          <table:table-cell office:value-type="string">
            <text:p>Soup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6_1_1_cylindrical'</text:p>
          </table:table-cell>
          <table:table-cell office:value-type="string">
            <text:p>Soup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6_1_2_cylindrical'</text:p>
          </table:table-cell>
          <table:table-cell office:value-type="string">
            <text:p>Soup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oup_69_gr_6_1_3_cylindrical'</text:p>
          </table:table-cell>
          <table:table-cell office:value-type="string">
            <text:p>Soup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profile_metallic_1_1_1_reactive'</text:p>
          </table:table-cell>
          <table:table-cell office:value-type="string">
            <text:p>Alloy profi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after ca. 3 seconds.</text:p>
          </table:table-cell>
        </table:table-row>
        <table:table-row table:style-name="ro1">
          <table:table-cell office:value-type="string">
            <text:p>'profile_metallic_1_1_2_reactive'</text:p>
          </table:table-cell>
          <table:table-cell office:value-type="string">
            <text:p>Alloy pro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after ca. 3 seconds.</text:p>
          </table:table-cell>
        </table:table-row>
        <table:table-row table:style-name="ro1">
          <table:table-cell office:value-type="string">
            <text:p>'profile_metallic_1_1_3_reactive'</text:p>
          </table:table-cell>
          <table:table-cell office:value-type="string">
            <text:p>Alloy pro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lift.</text:p>
          </table:table-cell>
        </table:table-row>
        <table:table-row table:style-name="ro1">
          <table:table-cell office:value-type="string">
            <text:p>'profile_metallic_1_1_1_cylindrical'</text:p>
          </table:table-cell>
          <table:table-cell office:value-type="string">
            <text:p>Alloy profi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profile_metallic_1_1_2_cylindrical'</text:p>
          </table:table-cell>
          <table:table-cell office:value-type="string">
            <text:p>Alloy pro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profile_metallic_1_1_3_cylindrical'</text:p>
          </table:table-cell>
          <table:table-cell office:value-type="string">
            <text:p>Alloy pro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1_1_1_reactive'</text:p>
          </table:table-cell>
          <table:table-cell office:value-type="string">
            <text:p>Dictionar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1_1_2_reactive'</text:p>
          </table:table-cell>
          <table:table-cell office:value-type="string">
            <text:p>Dictiona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1_1_3_reactive'</text:p>
          </table:table-cell>
          <table:table-cell office:value-type="string">
            <text:p>Dictiona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2_1_1_reactive'</text:p>
          </table:table-cell>
          <table:table-cell office:value-type="string">
            <text:p>Diction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2_1_2_reactive'</text:p>
          </table:table-cell>
          <table:table-cell office:value-type="string">
            <text:p>Dictionar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2_1_3_reactive'</text:p>
          </table:table-cell>
          <table:table-cell office:value-type="string">
            <text:p>Dictionar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3_1_1_reactive'</text:p>
          </table:table-cell>
          <table:table-cell office:value-type="string">
            <text:p>Diction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3_1_2_reactive'</text:p>
          </table:table-cell>
          <table:table-cell office:value-type="string">
            <text:p>Dictionar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3_1_3_reactive'</text:p>
          </table:table-cell>
          <table:table-cell office:value-type="string">
            <text:p>Dictionary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4_1_1_reactive'</text:p>
          </table:table-cell>
          <table:table-cell office:value-type="string">
            <text:p>Dictionar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4_1_2_reactive'</text:p>
          </table:table-cell>
          <table:table-cell office:value-type="string">
            <text:p>Dictionar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4_1_3_reactive'</text:p>
          </table:table-cell>
          <table:table-cell office:value-type="string">
            <text:p>Dictionar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5_1_1_reactive'</text:p>
          </table:table-cell>
          <table:table-cell office:value-type="string">
            <text:p>Dictionar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5_1_2_reactive'</text:p>
          </table:table-cell>
          <table:table-cell office:value-type="string">
            <text:p>Dictionar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5_1_3_reactive'</text:p>
          </table:table-cell>
          <table:table-cell office:value-type="string">
            <text:p>Dictionar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6_1_1_reactive'</text:p>
          </table:table-cell>
          <table:table-cell office:value-type="string">
            <text:p>Dictionary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6_1_2_reactive'</text:p>
          </table:table-cell>
          <table:table-cell office:value-type="string">
            <text:p>Dictionar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6_1_3_reactive'</text:p>
          </table:table-cell>
          <table:table-cell office:value-type="string">
            <text:p>Dictionar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1_1_1_cylindrical'</text:p>
          </table:table-cell>
          <table:table-cell office:value-type="string">
            <text:p>Dictionar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1_1_2_cylindrical'</text:p>
          </table:table-cell>
          <table:table-cell office:value-type="string">
            <text:p>Dictionar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1_1_3_cylindrical'</text:p>
          </table:table-cell>
          <table:table-cell office:value-type="string">
            <text:p>Dictiona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2_1_1_cylindrical'</text:p>
          </table:table-cell>
          <table:table-cell office:value-type="string">
            <text:p>Dictiona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2_1_2_cylindrical'</text:p>
          </table:table-cell>
          <table:table-cell office:value-type="string">
            <text:p>Dictionary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2_1_3_cylindrical'</text:p>
          </table:table-cell>
          <table:table-cell office:value-type="string">
            <text:p>Dictionar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3_1_1_cylindrical'</text:p>
          </table:table-cell>
          <table:table-cell office:value-type="string">
            <text:p>Diction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3_1_2_cylindrical'</text:p>
          </table:table-cell>
          <table:table-cell office:value-type="string">
            <text:p>Dictionar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3_1_3_cylindrical'</text:p>
          </table:table-cell>
          <table:table-cell office:value-type="string">
            <text:p>Dictionary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4_1_1_cylindrical'</text:p>
          </table:table-cell>
          <table:table-cell office:value-type="string">
            <text:p>Dictionar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4_1_2_cylindrical'</text:p>
          </table:table-cell>
          <table:table-cell office:value-type="string">
            <text:p>Dictionary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4_1_3_cylindrical'</text:p>
          </table:table-cell>
          <table:table-cell office:value-type="string">
            <text:p>Dictionar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5_1_1_cylindrical'</text:p>
          </table:table-cell>
          <table:table-cell office:value-type="string">
            <text:p>Dictionary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5_1_2_cylindrical'</text:p>
          </table:table-cell>
          <table:table-cell office:value-type="string">
            <text:p>Dictionary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5_1_3_cylindrical'</text:p>
          </table:table-cell>
          <table:table-cell office:value-type="string">
            <text:p>Dictionary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6_1_1_cylindrical'</text:p>
          </table:table-cell>
          <table:table-cell office:value-type="string">
            <text:p>Dictionary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6_1_2_cylindrical'</text:p>
          </table:table-cell>
          <table:table-cell office:value-type="string">
            <text:p>Dictionar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book_medium_6_1_3_cylindrical'</text:p>
          </table:table-cell>
          <table:table-cell office:value-type="string">
            <text:p>Dictionary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1_1_1_reactive'</text:p>
          </table:table-cell>
          <table:table-cell office:value-type="string">
            <text:p>Dried coffe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 office:value-type="string">
            <text:p>Rotated a bit, and then stayed put.</text:p>
          </table:table-cell>
        </table:table-row>
        <table:table-row table:style-name="ro1">
          <table:table-cell office:value-type="string">
            <text:p>'coffee_dried_1_1_2_reactive'</text:p>
          </table:table-cell>
          <table:table-cell office:value-type="string">
            <text:p>Dried coffe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1_1_3_reactive'</text:p>
          </table:table-cell>
          <table:table-cell office:value-type="string">
            <text:p>Dried coffe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 office:value-type="string">
            <text:p>Rotated a bit, and then stayed put.</text:p>
          </table:table-cell>
        </table:table-row>
        <table:table-row table:style-name="ro1">
          <table:table-cell office:value-type="string">
            <text:p>'coffee_dried_2_1_1_reactive'</text:p>
          </table:table-cell>
          <table:table-cell office:value-type="string">
            <text:p>Dried coffe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Rotated ca. 40 degrees, and then stayed put.</text:p>
          </table:table-cell>
        </table:table-row>
        <table:table-row table:style-name="ro1">
          <table:table-cell office:value-type="string">
            <text:p>'coffee_dried_2_1_2_reactive'</text:p>
          </table:table-cell>
          <table:table-cell office:value-type="string">
            <text:p>Dried coffe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very slowly ca. 10 seconds.</text:p>
          </table:table-cell>
        </table:table-row>
        <table:table-row table:style-name="ro1">
          <table:table-cell office:value-type="string">
            <text:p>'coffee_dried_2_1_3_reactive'</text:p>
          </table:table-cell>
          <table:table-cell office:value-type="string">
            <text:p>Dried coffe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Rotated ca. 40 degrees, and then stayed put.</text:p>
          </table:table-cell>
        </table:table-row>
        <table:table-row table:style-name="ro1">
          <table:table-cell office:value-type="string">
            <text:p>'coffee_dried_3_1_1_reactive'</text:p>
          </table:table-cell>
          <table:table-cell office:value-type="string">
            <text:p>Dried coffe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3_1_2_reactive'</text:p>
          </table:table-cell>
          <table:table-cell office:value-type="string">
            <text:p>Dried coffe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3_1_3_reactive'</text:p>
          </table:table-cell>
          <table:table-cell office:value-type="string">
            <text:p>Dried coffe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table:style-name="ce4" office:value-type="string">
            <text:p>Didn't exceed position/pressure limit.</text:p>
          </table:table-cell>
        </table:table-row>
        <table:table-row table:style-name="ro1">
          <table:table-cell office:value-type="string">
            <text:p>'coffee_dried_4_1_1_reactive'</text:p>
          </table:table-cell>
          <table:table-cell office:value-type="string">
            <text:p>Dried coff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Rotated ca. 40 degrees, and then stayed put.</text:p>
          </table:table-cell>
        </table:table-row>
        <table:table-row table:style-name="ro1">
          <table:table-cell office:value-type="string">
            <text:p>'coffee_dried_4_1_2_reactive'</text:p>
          </table:table-cell>
          <table:table-cell office:value-type="string">
            <text:p>Dried coffe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Rotated ca. 40 degrees, and then stayed put.</text:p>
          </table:table-cell>
        </table:table-row>
        <table:table-row table:style-name="ro1">
          <table:table-cell office:value-type="string">
            <text:p>'coffee_dried_4_1_3_reactive'</text:p>
          </table:table-cell>
          <table:table-cell office:value-type="string">
            <text:p>Dried coffe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Rotated ca. 40 degrees, and then stayed put.</text:p>
          </table:table-cell>
        </table:table-row>
        <table:table-row table:style-name="ro1">
          <table:table-cell office:value-type="string">
            <text:p>'coffee_dried_5_1_1_reactive'</text:p>
          </table:table-cell>
          <table:table-cell office:value-type="string">
            <text:p>Dried coffe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, didn't lift.</text:p>
          </table:table-cell>
        </table:table-row>
        <table:table-row table:style-name="ro1">
          <table:table-cell office:value-type="string">
            <text:p>'coffee_dried_5_1_2_reactive'</text:p>
          </table:table-cell>
          <table:table-cell office:value-type="string">
            <text:p>Dried coffe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, didn't lift.</text:p>
          </table:table-cell>
        </table:table-row>
        <table:table-row table:style-name="ro1">
          <table:table-cell office:value-type="string">
            <text:p>'coffee_dried_5_1_3_reactive'</text:p>
          </table:table-cell>
          <table:table-cell office:value-type="string">
            <text:p>Dried coffe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, didn't lift.</text:p>
          </table:table-cell>
        </table:table-row>
        <table:table-row table:style-name="ro1">
          <table:table-cell office:value-type="string">
            <text:p>'coffee_dried_6_1_1_reactive'</text:p>
          </table:table-cell>
          <table:table-cell office:value-type="string">
            <text:p>Dried coffe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very slowly ca. 10 seconds.</text:p>
          </table:table-cell>
        </table:table-row>
        <table:table-row table:style-name="ro1">
          <table:table-cell office:value-type="string">
            <text:p>'coffee_dried_6_1_2_reactive'</text:p>
          </table:table-cell>
          <table:table-cell office:value-type="string">
            <text:p>Dried coffe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very slowly ca. 10 seconds.</text:p>
          </table:table-cell>
        </table:table-row>
        <table:table-row table:style-name="ro1">
          <table:table-cell office:value-type="string">
            <text:p>'coffee_dried_6_1_3_reactive'</text:p>
          </table:table-cell>
          <table:table-cell office:value-type="string">
            <text:p>Dried coffe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very slowly ca. 10 seconds.</text:p>
          </table:table-cell>
        </table:table-row>
        <table:table-row table:style-name="ro1">
          <table:table-cell office:value-type="string">
            <text:p>'coffee_dried_1_1_1_cylindrical'</text:p>
          </table:table-cell>
          <table:table-cell office:value-type="string">
            <text:p>Dried coffe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1_1_2_cylindrical'</text:p>
          </table:table-cell>
          <table:table-cell office:value-type="string">
            <text:p>Dried coffe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1_1_3_cylindrical'</text:p>
          </table:table-cell>
          <table:table-cell office:value-type="string">
            <text:p>Dried coffe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2_1_1_cylindrical'</text:p>
          </table:table-cell>
          <table:table-cell office:value-type="string">
            <text:p>Dried coffe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 office:value-type="string">
            <text:p>Rotated a bit, and then stayed put.</text:p>
          </table:table-cell>
        </table:table-row>
        <table:table-row table:style-name="ro1">
          <table:table-cell office:value-type="string">
            <text:p>'coffee_dried_2_1_2_cylindrical'</text:p>
          </table:table-cell>
          <table:table-cell office:value-type="string">
            <text:p>Dried coffe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 office:value-type="string">
            <text:p>Rotated a bit, and then stayed put.</text:p>
          </table:table-cell>
        </table:table-row>
        <table:table-row table:style-name="ro1">
          <table:table-cell office:value-type="string">
            <text:p>'coffee_dried_2_1_3_cylindrical'</text:p>
          </table:table-cell>
          <table:table-cell office:value-type="string">
            <text:p>Dried coffe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 office:value-type="string">
            <text:p>Rotated a bit, and then stayed put.</text:p>
          </table:table-cell>
        </table:table-row>
        <table:table-row table:style-name="ro1">
          <table:table-cell office:value-type="string">
            <text:p>'coffee_dried_3_1_1_cylindrical'</text:p>
          </table:table-cell>
          <table:table-cell office:value-type="string">
            <text:p>Dried coffe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3_1_2_cylindrical'</text:p>
          </table:table-cell>
          <table:table-cell office:value-type="string">
            <text:p>Dried coffe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3_1_3_cylindrical'</text:p>
          </table:table-cell>
          <table:table-cell office:value-type="string">
            <text:p>Dried coffe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4_1_1_cylindrical'</text:p>
          </table:table-cell>
          <table:table-cell office:value-type="string">
            <text:p>Dried coffe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 office:value-type="string">
            <text:p>Rotated a bit, and then stayed put.</text:p>
          </table:table-cell>
        </table:table-row>
        <table:table-row table:style-name="ro1">
          <table:table-cell office:value-type="string">
            <text:p>'coffee_dried_4_1_2_cylindrical'</text:p>
          </table:table-cell>
          <table:table-cell office:value-type="string">
            <text:p>Dried coffe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 office:value-type="string">
            <text:p>Rotated a bit, and then stayed put.</text:p>
          </table:table-cell>
        </table:table-row>
        <table:table-row table:style-name="ro1">
          <table:table-cell office:value-type="string">
            <text:p>'coffee_dried_4_1_3_cylindrical'</text:p>
          </table:table-cell>
          <table:table-cell office:value-type="string">
            <text:p>Dried coffe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 office:value-type="string">
            <text:p>Rotated a bit, and then stayed put.</text:p>
          </table:table-cell>
        </table:table-row>
        <table:table-row table:style-name="ro1">
          <table:table-cell office:value-type="string">
            <text:p>'coffee_dried_5_1_1_cylindrical'</text:p>
          </table:table-cell>
          <table:table-cell office:value-type="string">
            <text:p>Dried coffe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5_1_2_cylindrical'</text:p>
          </table:table-cell>
          <table:table-cell office:value-type="string">
            <text:p>Dried coffe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5_1_3_cylindrical'</text:p>
          </table:table-cell>
          <table:table-cell office:value-type="string">
            <text:p>Dried coffe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6_1_1_cylindrical'</text:p>
          </table:table-cell>
          <table:table-cell office:value-type="string">
            <text:p>Dried coffe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6_1_2_cylindrical'</text:p>
          </table:table-cell>
          <table:table-cell office:value-type="string">
            <text:p>Dried coffe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dried_6_1_3_cylindrical'</text:p>
          </table:table-cell>
          <table:table-cell office:value-type="string">
            <text:p>Dried coffe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1_1_1_reactive'</text:p>
          </table:table-cell>
          <table:table-cell office:value-type="string">
            <text:p>Cand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1_1_2_reactive'</text:p>
          </table:table-cell>
          <table:table-cell office:value-type="string">
            <text:p>Cand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1_1_3_reactive'</text:p>
          </table:table-cell>
          <table:table-cell office:value-type="string">
            <text:p>Cand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2_1_1_reactive'</text:p>
          </table:table-cell>
          <table:table-cell office:value-type="string">
            <text:p>Cand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2_1_2_reactive'</text:p>
          </table:table-cell>
          <table:table-cell office:value-type="string">
            <text:p>Candl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candle_2_1_3_reactive'</text:p>
          </table:table-cell>
          <table:table-cell office:value-type="string">
            <text:p>Cand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3_1_1_reactive'</text:p>
          </table:table-cell>
          <table:table-cell office:value-type="string">
            <text:p>Cand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3_1_2_reactive'</text:p>
          </table:table-cell>
          <table:table-cell office:value-type="string">
            <text:p>Cand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3_1_3_reactive'</text:p>
          </table:table-cell>
          <table:table-cell office:value-type="string">
            <text:p>Candl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4_1_1_reactive'</text:p>
          </table:table-cell>
          <table:table-cell office:value-type="string">
            <text:p>Cand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4_1_2_reactive'</text:p>
          </table:table-cell>
          <table:table-cell office:value-type="string">
            <text:p>Cand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4_1_3_reactive'</text:p>
          </table:table-cell>
          <table:table-cell office:value-type="string">
            <text:p>Cand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candle_5_1_1_reactive'</text:p>
          </table:table-cell>
          <table:table-cell office:value-type="string">
            <text:p>Cand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candle_5_1_2_reactive'</text:p>
          </table:table-cell>
          <table:table-cell office:value-type="string">
            <text:p>Cand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candle_5_1_3_reactive'</text:p>
          </table:table-cell>
          <table:table-cell office:value-type="string">
            <text:p>Candl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candle_6_1_1_reactive'</text:p>
          </table:table-cell>
          <table:table-cell office:value-type="string">
            <text:p>Cand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candle_6_1_2_reactive'</text:p>
          </table:table-cell>
          <table:table-cell office:value-type="string">
            <text:p>Candl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candle_6_1_3_reactive'</text:p>
          </table:table-cell>
          <table:table-cell office:value-type="string">
            <text:p>Candl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candle_1_1_1_cylindrical'</text:p>
          </table:table-cell>
          <table:table-cell office:value-type="string">
            <text:p>Cand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1_1_2_cylindrical'</text:p>
          </table:table-cell>
          <table:table-cell office:value-type="string">
            <text:p>Cand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1_1_3_cylindrical'</text:p>
          </table:table-cell>
          <table:table-cell office:value-type="string">
            <text:p>Cand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2_1_1_cylindrical'</text:p>
          </table:table-cell>
          <table:table-cell office:value-type="string">
            <text:p>Cand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2_1_2_cylindrical'</text:p>
          </table:table-cell>
          <table:table-cell office:value-type="string">
            <text:p>Candl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2_1_3_cylindrical'</text:p>
          </table:table-cell>
          <table:table-cell office:value-type="string">
            <text:p>Cand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andle_3_1_1_cylindrical'</text:p>
          </table:table-cell>
          <table:table-cell office:value-type="string">
            <text:p>Cand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3_1_2_cylindrical'</text:p>
          </table:table-cell>
          <table:table-cell office:value-type="string">
            <text:p>Cand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3_1_3_cylindrical'</text:p>
          </table:table-cell>
          <table:table-cell office:value-type="string">
            <text:p>Candl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4_1_1_cylindrical'</text:p>
          </table:table-cell>
          <table:table-cell office:value-type="string">
            <text:p>Cand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 slowly, already on the air.</text:p>
          </table:table-cell>
        </table:table-row>
        <table:table-row table:style-name="ro1">
          <table:table-cell office:value-type="string">
            <text:p>'candle_4_1_2_cylindrical'</text:p>
          </table:table-cell>
          <table:table-cell office:value-type="string">
            <text:p>Cand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 slowly, already on the air.</text:p>
          </table:table-cell>
        </table:table-row>
        <table:table-row table:style-name="ro1">
          <table:table-cell office:value-type="string">
            <text:p>'candle_4_1_3_cylindrical'</text:p>
          </table:table-cell>
          <table:table-cell office:value-type="string">
            <text:p>Cand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 slowly, already on the air.</text:p>
          </table:table-cell>
        </table:table-row>
        <table:table-row table:style-name="ro1">
          <table:table-cell office:value-type="string">
            <text:p>'candle_5_1_1_cylindrical'</text:p>
          </table:table-cell>
          <table:table-cell office:value-type="string">
            <text:p>Cand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Didn't grasp, fell when it closed the grasp.</text:p>
          </table:table-cell>
        </table:table-row>
        <table:table-row table:style-name="ro1">
          <table:table-cell office:value-type="string">
            <text:p>'candle_5_1_2_cylindrical'</text:p>
          </table:table-cell>
          <table:table-cell office:value-type="string">
            <text:p>Cand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Didn't grasp, fell when it closed the grasp.</text:p>
          </table:table-cell>
        </table:table-row>
        <table:table-row table:style-name="ro1">
          <table:table-cell office:value-type="string">
            <text:p>'candle_5_1_3_cylindrical'</text:p>
          </table:table-cell>
          <table:table-cell office:value-type="string">
            <text:p>Candl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6_1_1_cylindrical'</text:p>
          </table:table-cell>
          <table:table-cell office:value-type="string">
            <text:p>Cand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6_1_2_cylindrical'</text:p>
          </table:table-cell>
          <table:table-cell office:value-type="string">
            <text:p>Candl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candle_6_1_3_cylindrical'</text:p>
          </table:table-cell>
          <table:table-cell office:value-type="string">
            <text:p>Candl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, already on the air.</text:p>
          </table:table-cell>
        </table:table-row>
        <table:table-row table:style-name="ro1">
          <table:table-cell office:value-type="string">
            <text:p>'orange_1_1_1_reactive'</text:p>
          </table:table-cell>
          <table:table-cell office:value-type="string">
            <text:p>Orang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1_1_2_reactive'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1_1_3_reactive'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2_1_1_reactive'</text:p>
          </table:table-cell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orange_2_1_2_reactive'</text:p>
          </table:table-cell>
          <table:table-cell office:value-type="string">
            <text:p>Orang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orange_2_1_3_reactive'</text:p>
          </table:table-cell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orange_3_1_1_reactive'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3_1_2_reactive'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table:style-name="ce4" office:value-type="string">
            <text:p>Didn't exceed position/pressure limit.</text:p>
          </table:table-cell>
        </table:table-row>
        <table:table-row table:style-name="ro1">
          <table:table-cell office:value-type="string">
            <text:p>'orange_3_1_3_reactive'</text:p>
          </table:table-cell>
          <table:table-cell office:value-type="string">
            <text:p>Orang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4_1_1_reactive'</text:p>
          </table:table-cell>
          <table:table-cell office:value-type="string">
            <text:p>Oran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orange_4_1_2_reactive'</text:p>
          </table:table-cell>
          <table:table-cell office:value-type="string">
            <text:p>Orang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4_1_3_reactive'</text:p>
          </table:table-cell>
          <table:table-cell office:value-type="string">
            <text:p>O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5_1_1_reactive'</text:p>
          </table:table-cell>
          <table:table-cell office:value-type="string">
            <text:p>Oran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orange_5_1_2_reactive'</text:p>
          </table:table-cell>
          <table:table-cell office:value-type="string">
            <text:p>Orang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5_1_3_reactive'</text:p>
          </table:table-cell>
          <table:table-cell office:value-type="string">
            <text:p>Orang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orange_6_1_1_reactive'</text:p>
          </table:table-cell>
          <table:table-cell office:value-type="string">
            <text:p>Orang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grasp, pushed the object away.</text:p>
          </table:table-cell>
        </table:table-row>
        <table:table-row table:style-name="ro1">
          <table:table-cell office:value-type="string">
            <text:p>'orange_6_1_2_reactive'</text:p>
          </table:table-cell>
          <table:table-cell office:value-type="string">
            <text:p>Orang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6_1_3_reactive'</text:p>
          </table:table-cell>
          <table:table-cell office:value-type="string">
            <text:p>Orang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1_1_1_cylindrical'</text:p>
          </table:table-cell>
          <table:table-cell office:value-type="string">
            <text:p>Orang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1_1_2_cylindrical'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1_1_3_cylindrical'</text:p>
          </table:table-cell>
          <table:table-cell office:value-type="string">
            <text:p>Oran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2_1_1_cylindrical'</text:p>
          </table:table-cell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2_1_2_cylindrical'</text:p>
          </table:table-cell>
          <table:table-cell office:value-type="string">
            <text:p>Orang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2_1_3_cylindrical'</text:p>
          </table:table-cell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3_1_1_cylindrical'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3_1_2_cylindrical'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3_1_3_cylindrical'</text:p>
          </table:table-cell>
          <table:table-cell office:value-type="string">
            <text:p>Orang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4_1_1_cylindrical'</text:p>
          </table:table-cell>
          <table:table-cell office:value-type="string">
            <text:p>Orang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4_1_2_cylindrical'</text:p>
          </table:table-cell>
          <table:table-cell office:value-type="string">
            <text:p>Orang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4_1_3_cylindrical'</text:p>
          </table:table-cell>
          <table:table-cell office:value-type="string">
            <text:p>Orang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5_1_1_cylindrical'</text:p>
          </table:table-cell>
          <table:table-cell office:value-type="string">
            <text:p>Orang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.</text:p>
          </table:table-cell>
        </table:table-row>
        <table:table-row table:style-name="ro1">
          <table:table-cell office:value-type="string">
            <text:p>'orange_5_1_2_cylindrical'</text:p>
          </table:table-cell>
          <table:table-cell office:value-type="string">
            <text:p>Orang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.</text:p>
          </table:table-cell>
        </table:table-row>
        <table:table-row table:style-name="ro1">
          <table:table-cell office:value-type="string">
            <text:p>'orange_5_1_3_cylindrical'</text:p>
          </table:table-cell>
          <table:table-cell office:value-type="string">
            <text:p>Orang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.</text:p>
          </table:table-cell>
        </table:table-row>
        <table:table-row table:style-name="ro1">
          <table:table-cell office:value-type="string">
            <text:p>'orange_6_1_1_cylindrical'</text:p>
          </table:table-cell>
          <table:table-cell office:value-type="string">
            <text:p>Orang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Slipped after ca. 1.5 seconds.</text:p>
          </table:table-cell>
        </table:table-row>
        <table:table-row table:style-name="ro1">
          <table:table-cell office:value-type="string">
            <text:p>'orange_6_1_2_cylindrical'</text:p>
          </table:table-cell>
          <table:table-cell office:value-type="string">
            <text:p>Orang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orange_6_1_3_cylindrical'</text:p>
          </table:table-cell>
          <table:table-cell office:value-type="string">
            <text:p>Orang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Failure</text:p>
          </table:table-cell>
          <table:table-cell office:value-type="string">
            <text:p>Fell from grasp.</text:p>
          </table:table-cell>
        </table:table-row>
        <table:table-row table:style-name="ro1">
          <table:table-cell office:value-type="string">
            <text:p>'melon_1_1_1_reactive'</text:p>
          </table:table-cell>
          <table:table-cell office:value-type="string">
            <text:p>Mel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1_1_2_reactive'</text:p>
          </table:table-cell>
          <table:table-cell office:value-type="string">
            <text:p>Mel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1_1_3_reactive'</text:p>
          </table:table-cell>
          <table:table-cell office:value-type="string">
            <text:p>Mel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exceed position/pressure limit.</text:p>
          </table:table-cell>
        </table:table-row>
        <table:table-row table:style-name="ro1">
          <table:table-cell office:value-type="string">
            <text:p>'melon_2_1_1_reactive'</text:p>
          </table:table-cell>
          <table:table-cell office:value-type="string">
            <text:p>Mel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2_1_2_reactive'</text:p>
          </table:table-cell>
          <table:table-cell office:value-type="string">
            <text:p>Mel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2_1_3_reactive'</text:p>
          </table:table-cell>
          <table:table-cell office:value-type="string">
            <text:p>Mel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3_1_1_reactive'</text:p>
          </table:table-cell>
          <table:table-cell office:value-type="string">
            <text:p>Mel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after ca. 6 seconds.</text:p>
          </table:table-cell>
        </table:table-row>
        <table:table-row table:style-name="ro1">
          <table:table-cell office:value-type="string">
            <text:p>'melon_3_1_2_reactive'</text:p>
          </table:table-cell>
          <table:table-cell office:value-type="string">
            <text:p>Mel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3_1_3_reactive'</text:p>
          </table:table-cell>
          <table:table-cell office:value-type="string">
            <text:p>Melo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4_1_1_reactive'</text:p>
          </table:table-cell>
          <table:table-cell office:value-type="string">
            <text:p>Mel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4_1_2_reactive'</text:p>
          </table:table-cell>
          <table:table-cell office:value-type="string">
            <text:p>Mel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4_1_3_reactive'</text:p>
          </table:table-cell>
          <table:table-cell office:value-type="string">
            <text:p>Mel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5_1_1_reactive'</text:p>
          </table:table-cell>
          <table:table-cell office:value-type="string">
            <text:p>Mel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5_1_2_reactive'</text:p>
          </table:table-cell>
          <table:table-cell office:value-type="string">
            <text:p>Mel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5_1_3_reactive'</text:p>
          </table:table-cell>
          <table:table-cell office:value-type="string">
            <text:p>Mel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6_1_1_reactive'</text:p>
          </table:table-cell>
          <table:table-cell office:value-type="string">
            <text:p>Mel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after ca. 1.5 seconds.</text:p>
          </table:table-cell>
        </table:table-row>
        <table:table-row table:style-name="ro1">
          <table:table-cell office:value-type="string">
            <text:p>'melon_6_1_2_reactive'</text:p>
          </table:table-cell>
          <table:table-cell office:value-type="string">
            <text:p>Mel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6_1_3_reactive'</text:p>
          </table:table-cell>
          <table:table-cell office:value-type="string">
            <text:p>Mel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The object was pushed away.</text:p>
          </table:table-cell>
        </table:table-row>
        <table:table-row table:style-name="ro1">
          <table:table-cell office:value-type="string">
            <text:p>'melon_1_1_1_cylindrical'</text:p>
          </table:table-cell>
          <table:table-cell office:value-type="string">
            <text:p>Melo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1_1_2_cylindrical'</text:p>
          </table:table-cell>
          <table:table-cell office:value-type="string">
            <text:p>Mel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1_1_3_cylindrical'</text:p>
          </table:table-cell>
          <table:table-cell office:value-type="string">
            <text:p>Mel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2_1_1_cylindrical'</text:p>
          </table:table-cell>
          <table:table-cell office:value-type="string">
            <text:p>Mel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2_1_2_cylindrical'</text:p>
          </table:table-cell>
          <table:table-cell office:value-type="string">
            <text:p>Melon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2_1_3_cylindrical'</text:p>
          </table:table-cell>
          <table:table-cell office:value-type="string">
            <text:p>Mel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3_1_1_cylindrical'</text:p>
          </table:table-cell>
          <table:table-cell office:value-type="string">
            <text:p>Mel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3_1_2_cylindrical'</text:p>
          </table:table-cell>
          <table:table-cell office:value-type="string">
            <text:p>Mel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3_1_3_cylindrical'</text:p>
          </table:table-cell>
          <table:table-cell office:value-type="string">
            <text:p>Melon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4_1_1_cylindrical'</text:p>
          </table:table-cell>
          <table:table-cell office:value-type="string">
            <text:p>Mel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4_1_2_cylindrical'</text:p>
          </table:table-cell>
          <table:table-cell office:value-type="string">
            <text:p>Melo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4_1_3_cylindrical'</text:p>
          </table:table-cell>
          <table:table-cell office:value-type="string">
            <text:p>Mel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5_1_1_cylindrical'</text:p>
          </table:table-cell>
          <table:table-cell office:value-type="string">
            <text:p>Melo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5_1_2_cylindrical'</text:p>
          </table:table-cell>
          <table:table-cell office:value-type="string">
            <text:p>Mel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5_1_3_cylindrical'</text:p>
          </table:table-cell>
          <table:table-cell office:value-type="string">
            <text:p>Mel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6_1_1_cylindrical'</text:p>
          </table:table-cell>
          <table:table-cell office:value-type="string">
            <text:p>Mel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6_1_2_cylindrical'</text:p>
          </table:table-cell>
          <table:table-cell office:value-type="string">
            <text:p>Mel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melon_6_1_3_cylindrical'</text:p>
          </table:table-cell>
          <table:table-cell office:value-type="string">
            <text:p>Mel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1_1_1_reactive'</text:p>
          </table:table-cell>
          <table:table-cell office:value-type="string">
            <text:p>Soda can (full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1_1_1_cylindrical'</text:p>
          </table:table-cell>
          <table:table-cell office:value-type="string">
            <text:p>Soda can (full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1_1_2_reactive'</text:p>
          </table:table-cell>
          <table:table-cell office:value-type="string">
            <text:p>Soda can (full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Slipped after ca. 3 seconds.</text:p>
          </table:table-cell>
        </table:table-row>
        <table:table-row table:style-name="ro1">
          <table:table-cell office:value-type="string">
            <text:p>'sprite_300_ml_1_1_2_cylindrical'</text:p>
          </table:table-cell>
          <table:table-cell office:value-type="string">
            <text:p>Soda can (full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2_1_1_reactive'</text:p>
          </table:table-cell>
          <table:table-cell office:value-type="string">
            <text:p>Soda can (full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2_1_1_cylindrical'</text:p>
          </table:table-cell>
          <table:table-cell office:value-type="string">
            <text:p>Soda can (full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2_1_2_reactive'</text:p>
          </table:table-cell>
          <table:table-cell office:value-type="string">
            <text:p>Soda can (full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table:style-name="ce4" office:value-type="string">
            <text:p>Didn't exceed position/pressure limit.</text:p>
          </table:table-cell>
        </table:table-row>
        <table:table-row table:style-name="ro1">
          <table:table-cell office:value-type="string">
            <text:p>'sprite_300_ml_2_1_2_cylindrical'</text:p>
          </table:table-cell>
          <table:table-cell office:value-type="string">
            <text:p>Soda can (full)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3_1_1_reactive'</text:p>
          </table:table-cell>
          <table:table-cell office:value-type="string">
            <text:p>Soda can (full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3_1_1_cylindrical'</text:p>
          </table:table-cell>
          <table:table-cell office:value-type="string">
            <text:p>Soda can (full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3_1_2_reactive'</text:p>
          </table:table-cell>
          <table:table-cell office:value-type="string">
            <text:p>Soda can (full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3_1_2_cylindrical'</text:p>
          </table:table-cell>
          <table:table-cell office:value-type="string">
            <text:p>Soda can (full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4_1_1_reactive'</text:p>
          </table:table-cell>
          <table:table-cell office:value-type="string">
            <text:p>Soda can (full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4_1_1_cylindrical'</text:p>
          </table:table-cell>
          <table:table-cell office:value-type="string">
            <text:p>Soda can (full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4_1_2_reactive'</text:p>
          </table:table-cell>
          <table:table-cell office:value-type="string">
            <text:p>Soda can (full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4_1_2_cylindrical'</text:p>
          </table:table-cell>
          <table:table-cell office:value-type="string">
            <text:p>Soda can (full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5_1_1_reactive'</text:p>
          </table:table-cell>
          <table:table-cell office:value-type="string">
            <text:p>Soda can (full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5_1_1_cylindrical'</text:p>
          </table:table-cell>
          <table:table-cell office:value-type="string">
            <text:p>Soda can (full)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5_1_2_reactive'</text:p>
          </table:table-cell>
          <table:table-cell office:value-type="string">
            <text:p>Soda can (full)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5_1_2_cylindrical'</text:p>
          </table:table-cell>
          <table:table-cell office:value-type="string">
            <text:p>Soda can (full)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6_1_1_reactive'</text:p>
          </table:table-cell>
          <table:table-cell office:value-type="string">
            <text:p>Soda can (full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6_1_1_cylindrical'</text:p>
          </table:table-cell>
          <table:table-cell office:value-type="string">
            <text:p>Soda can (full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6_1_2_reactive'</text:p>
          </table:table-cell>
          <table:table-cell office:value-type="string">
            <text:p>Soda can (full)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6_1_2_cylindrical'</text:p>
          </table:table-cell>
          <table:table-cell office:value-type="string">
            <text:p>Soda can (full)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1_1_3_reactive'</text:p>
          </table:table-cell>
          <table:table-cell office:value-type="string">
            <text:p>Soda can (full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2_1_3_reactive'</text:p>
          </table:table-cell>
          <table:table-cell office:value-type="string">
            <text:p>Soda can (full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3_1_3_reactive'</text:p>
          </table:table-cell>
          <table:table-cell office:value-type="string">
            <text:p>Soda can (full)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4_1_3_reactive'</text:p>
          </table:table-cell>
          <table:table-cell office:value-type="string">
            <text:p>Soda can (full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5_1_3_reactive'</text:p>
          </table:table-cell>
          <table:table-cell office:value-type="string">
            <text:p>Soda can (full)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6_1_3_reactive'</text:p>
          </table:table-cell>
          <table:table-cell office:value-type="string">
            <text:p>Soda can (full)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1_1_3_cylindrical'</text:p>
          </table:table-cell>
          <table:table-cell office:value-type="string">
            <text:p>Soda can (full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2_1_3_cylindrical'</text:p>
          </table:table-cell>
          <table:table-cell office:value-type="string">
            <text:p>Soda can (full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3_1_3_cylindrical'</text:p>
          </table:table-cell>
          <table:table-cell office:value-type="string">
            <text:p>Soda can (full)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4_1_3_cylindrical'</text:p>
          </table:table-cell>
          <table:table-cell office:value-type="string">
            <text:p>Soda can (full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5_1_3_cylindrical'</text:p>
          </table:table-cell>
          <table:table-cell office:value-type="string">
            <text:p>Soda can (full)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sprite_300_ml_6_1_3_cylindrical'</text:p>
          </table:table-cell>
          <table:table-cell office:value-type="string">
            <text:p>Soda can (full)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1_1_1_reactive'</text:p>
          </table:table-cell>
          <table:table-cell office:value-type="string">
            <text:p>Coffee bott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1_1_2_reactive'</text:p>
          </table:table-cell>
          <table:table-cell office:value-type="string">
            <text:p>Coffee bott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1_1_3_reactive'</text:p>
          </table:table-cell>
          <table:table-cell office:value-type="string">
            <text:p>Coffee bott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2_1_1_reactive'</text:p>
          </table:table-cell>
          <table:table-cell office:value-type="string">
            <text:p>Coffee bott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2_1_2_reactive'</text:p>
          </table:table-cell>
          <table:table-cell office:value-type="string">
            <text:p>Coffee bottl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2_1_3_reactive'</text:p>
          </table:table-cell>
          <table:table-cell office:value-type="string">
            <text:p>Coffee bott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3_1_1_reactive'</text:p>
          </table:table-cell>
          <table:table-cell office:value-type="string">
            <text:p>Coffee bott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exceed position/pressure limit.</text:p>
          </table:table-cell>
        </table:table-row>
        <table:table-row table:style-name="ro1">
          <table:table-cell office:value-type="string">
            <text:p>'coffee_250_gr_3_1_2_reactive'</text:p>
          </table:table-cell>
          <table:table-cell office:value-type="string">
            <text:p>Coffee bott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3_1_3_reactive'</text:p>
          </table:table-cell>
          <table:table-cell office:value-type="string">
            <text:p>Coffee bottl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4_1_1_reactive'</text:p>
          </table:table-cell>
          <table:table-cell office:value-type="string">
            <text:p>Coffee bott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Failure</text:p>
          </table:table-cell>
          <table:table-cell office:value-type="string">
            <text:p>Didn't exceed position/pressure limit.</text:p>
          </table:table-cell>
        </table:table-row>
        <table:table-row table:style-name="ro1">
          <table:table-cell office:value-type="string">
            <text:p>'coffee_250_gr_4_1_2_reactive'</text:p>
          </table:table-cell>
          <table:table-cell office:value-type="string">
            <text:p>Coffee bott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4_1_3_reactive'</text:p>
          </table:table-cell>
          <table:table-cell office:value-type="string">
            <text:p>Coffee bott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5_1_1_reactive'</text:p>
          </table:table-cell>
          <table:table-cell office:value-type="string">
            <text:p>Coffee bott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5_1_2_reactive'</text:p>
          </table:table-cell>
          <table:table-cell office:value-type="string">
            <text:p>Coffee bott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5_1_3_reactive'</text:p>
          </table:table-cell>
          <table:table-cell office:value-type="string">
            <text:p>Coffee bottl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6_1_1_reactive'</text:p>
          </table:table-cell>
          <table:table-cell office:value-type="string">
            <text:p>Coffee bott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6_1_2_reactive'</text:p>
          </table:table-cell>
          <table:table-cell office:value-type="string">
            <text:p>Coffee bottl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6_1_3_reactive'</text:p>
          </table:table-cell>
          <table:table-cell office:value-type="string">
            <text:p>Coffee bottl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1_1_1_cylindrical'</text:p>
          </table:table-cell>
          <table:table-cell office:value-type="string">
            <text:p>Coffee bott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1_1_2_cylindrical'</text:p>
          </table:table-cell>
          <table:table-cell office:value-type="string">
            <text:p>Coffee bott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1_1_3_cylindrical'</text:p>
          </table:table-cell>
          <table:table-cell office:value-type="string">
            <text:p>Coffee bott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2_1_1_cylindrical'</text:p>
          </table:table-cell>
          <table:table-cell office:value-type="string">
            <text:p>Coffee bott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2_1_2_cylindrical'</text:p>
          </table:table-cell>
          <table:table-cell office:value-type="string">
            <text:p>Coffee bottle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2_1_3_cylindrical'</text:p>
          </table:table-cell>
          <table:table-cell office:value-type="string">
            <text:p>Coffee bott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3_1_1_cylindrical'</text:p>
          </table:table-cell>
          <table:table-cell office:value-type="string">
            <text:p>Coffee bott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3_1_2_cylindrical'</text:p>
          </table:table-cell>
          <table:table-cell office:value-type="string">
            <text:p>Coffee bott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3_1_3_cylindrical'</text:p>
          </table:table-cell>
          <table:table-cell office:value-type="string">
            <text:p>Coffee bottle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4_1_1_cylindrical'</text:p>
          </table:table-cell>
          <table:table-cell office:value-type="string">
            <text:p>Coffee bott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4_1_2_cylindrical'</text:p>
          </table:table-cell>
          <table:table-cell office:value-type="string">
            <text:p>Coffee bottl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4_1_3_cylindrical'</text:p>
          </table:table-cell>
          <table:table-cell office:value-type="string">
            <text:p>Coffee bott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5_1_1_cylindrical'</text:p>
          </table:table-cell>
          <table:table-cell office:value-type="string">
            <text:p>Coffee bottl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5_1_2_cylindrical'</text:p>
          </table:table-cell>
          <table:table-cell office:value-type="string">
            <text:p>Coffee bottl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5_1_3_cylindrical'</text:p>
          </table:table-cell>
          <table:table-cell office:value-type="string">
            <text:p>Coffee bottl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6_1_1_cylindrical'</text:p>
          </table:table-cell>
          <table:table-cell office:value-type="string">
            <text:p>Coffee bott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6_1_2_cylindrical'</text:p>
          </table:table-cell>
          <table:table-cell office:value-type="string">
            <text:p>Coffee bottl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coffee_250_gr_6_1_3_cylindrical'</text:p>
          </table:table-cell>
          <table:table-cell office:value-type="string">
            <text:p>Coffee bottl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1_1_1_reactive'</text:p>
          </table:table-cell>
          <table:table-cell office:value-type="string">
            <text:p>Noodl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1_1_2_reactive'</text:p>
          </table:table-cell>
          <table:table-cell office:value-type="string">
            <text:p>Noodl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1_1_3_reactive'</text:p>
          </table:table-cell>
          <table:table-cell office:value-type="string">
            <text:p>Noodl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2_1_1_reactive'</text:p>
          </table:table-cell>
          <table:table-cell office:value-type="string">
            <text:p>Nood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2_1_2_reactive'</text:p>
          </table:table-cell>
          <table:table-cell office:value-type="string">
            <text:p>Noodl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2_1_3_reactive'</text:p>
          </table:table-cell>
          <table:table-cell office:value-type="string">
            <text:p>Noodl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3_1_1_reactive'</text:p>
          </table:table-cell>
          <table:table-cell office:value-type="string">
            <text:p>Nood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3_1_2_reactive'</text:p>
          </table:table-cell>
          <table:table-cell office:value-type="string">
            <text:p>Nood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3_1_3_reactive'</text:p>
          </table:table-cell>
          <table:table-cell office:value-type="string">
            <text:p>Noodle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4_1_1_reactive'</text:p>
          </table:table-cell>
          <table:table-cell office:value-type="string">
            <text:p>Nood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4_1_2_reactive'</text:p>
          </table:table-cell>
          <table:table-cell office:value-type="string">
            <text:p>Noodl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4_1_3_reactive'</text:p>
          </table:table-cell>
          <table:table-cell office:value-type="string">
            <text:p>Noodl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5_1_1_reactive'</text:p>
          </table:table-cell>
          <table:table-cell office:value-type="string">
            <text:p>Nood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5_1_2_reactive'</text:p>
          </table:table-cell>
          <table:table-cell office:value-type="string">
            <text:p>Noodl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5_1_3_reactive'</text:p>
          </table:table-cell>
          <table:table-cell office:value-type="string">
            <text:p>Noodle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6_1_1_reactive'</text:p>
          </table:table-cell>
          <table:table-cell office:value-type="string">
            <text:p>Nood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6_1_2_reactive'</text:p>
          </table:table-cell>
          <table:table-cell office:value-type="string">
            <text:p>Noodle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6_1_3_reactive'</text:p>
          </table:table-cell>
          <table:table-cell office:value-type="string">
            <text:p>Noodl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Reactive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1_1_1_cylindrical'</text:p>
          </table:table-cell>
          <table:table-cell office:value-type="string">
            <text:p>Noodle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1_1_2_cylindrical'</text:p>
          </table:table-cell>
          <table:table-cell office:value-type="string">
            <text:p>Noodl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1_1_3_cylindrical'</text:p>
          </table:table-cell>
          <table:table-cell office:value-type="string">
            <text:p>Noodl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2_1_1_cylindrical'</text:p>
          </table:table-cell>
          <table:table-cell office:value-type="string">
            <text:p>Nood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2_1_2_cylindrical'</text:p>
          </table:table-cell>
          <table:table-cell office:value-type="string">
            <text:p>Noodle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2_1_3_cylindrical'</text:p>
          </table:table-cell>
          <table:table-cell office:value-type="string">
            <text:p>Noodl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3_1_1_cylindrical'</text:p>
          </table:table-cell>
          <table:table-cell office:value-type="string">
            <text:p>Noodle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3_1_2_cylindrical'</text:p>
          </table:table-cell>
          <table:table-cell office:value-type="string">
            <text:p>Nood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3_1_3_cylindrical'</text:p>
          </table:table-cell>
          <table:table-cell office:value-type="string">
            <text:p>Noodle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4_1_1_cylindrical'</text:p>
          </table:table-cell>
          <table:table-cell office:value-type="string">
            <text:p>Noodle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4_1_2_cylindrical'</text:p>
          </table:table-cell>
          <table:table-cell office:value-type="string">
            <text:p>Noodl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4_1_3_cylindrical'</text:p>
          </table:table-cell>
          <table:table-cell office:value-type="string">
            <text:p>Noodl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5_1_1_cylindrical'</text:p>
          </table:table-cell>
          <table:table-cell office:value-type="string">
            <text:p>Noodle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5_1_2_cylindrical'</text:p>
          </table:table-cell>
          <table:table-cell office:value-type="string">
            <text:p>Noodl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5_1_3_cylindrical'</text:p>
          </table:table-cell>
          <table:table-cell office:value-type="string">
            <text:p>Noodle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6_1_1_cylindrical'</text:p>
          </table:table-cell>
          <table:table-cell office:value-type="string">
            <text:p>Noodle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6_1_2_cylindrical'</text:p>
          </table:table-cell>
          <table:table-cell office:value-type="string">
            <text:p>Noodle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>
          <table:table-cell office:value-type="string">
            <text:p>'noodles_65_gr_6_1_3_cylindrical'</text:p>
          </table:table-cell>
          <table:table-cell office:value-type="string">
            <text:p>Noodle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Open-loop</text:p>
          </table:table-cell>
          <table:table-cell office:value-type="string">
            <text:p>Success</text:p>
          </table:table-cell>
          <table:table-cell/>
        </table:table-row>
        <table:table-row table:style-name="ro1" table:number-rows-repeated="104795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G6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sanch </meta:initial-creator>
    <meta:creation-date>2014-04-21T17:17:37</meta:creation-date>
    <dc:date>2014-04-21T21:28:14</dc:date>
    <dc:creator>jsanch </dc:creator>
    <meta:editing-duration>PT4H2M49S</meta:editing-duration>
    <meta:editing-cycles>3</meta:editing-cycles>
    <meta:generator>LibreOffice/3.5$Linux_X86_64 LibreOffice_project/350m1$Build-2</meta:generator>
    <meta:document-statistic meta:table-count="3" meta:cell-count="3807" meta:object-count="0"/>
  </office:meta>
</office:document-meta>
</file>